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cm" fo:margin-bottom="0cm" style:contextual-spacing="false" fo:line-height="100%"/>
    </style:style>
    <style:style style:name="P2" style:family="paragraph" style:parent-style-name="Standard">
      <style:paragraph-properties fo:margin-top="0cm" fo:margin-bottom="0cm" style:contextual-spacing="false" fo:line-height="100%" fo:text-align="justify" style:justify-single-word="false"/>
    </style:style>
    <style:style style:name="P3" style:family="paragraph" style:parent-style-name="Standard">
      <style:paragraph-properties fo:margin-top="0cm" fo:margin-bottom="0cm" style:contextual-spacing="false" fo:line-height="100%" fo:text-align="justify" style:justify-single-word="false"/>
      <style:text-properties officeooo:paragraph-rsid="00057739"/>
    </style:style>
    <style:style style:name="P4" style:family="paragraph" style:parent-style-name="Standard">
      <style:paragraph-properties fo:margin-top="0cm" fo:margin-bottom="0cm" style:contextual-spacing="false" fo:line-height="100%" fo:text-align="center" style:justify-single-word="false"/>
      <style:text-properties style:text-underline-style="solid" style:text-underline-width="auto" style:text-underline-color="font-color"/>
    </style:style>
    <style:style style:name="P5" style:family="paragraph" style:parent-style-name="Standard">
      <style:paragraph-properties fo:margin-top="0cm" fo:margin-bottom="0cm" style:contextual-spacing="false" fo:line-height="100%" fo:text-align="justify" style:justify-single-word="false"/>
      <style:text-properties officeooo:rsid="00057739" officeooo:paragraph-rsid="00057739"/>
    </style:style>
    <style:style style:name="P6" style:family="paragraph" style:parent-style-name="Standard" style:master-page-name="Standard">
      <style:paragraph-properties fo:margin-top="0cm" fo:margin-bottom="0cm" style:contextual-spacing="false" fo:line-height="100%" fo:text-align="center" style:justify-single-word="false" style:page-number="auto"/>
    </style:style>
    <style:style style:name="T1" style:family="text">
      <style:text-properties fo:font-size="16pt" style:text-underline-style="solid" style:text-underline-width="auto" style:text-underline-color="font-color" style:font-size-asian="16pt" style:font-size-complex="16pt"/>
    </style:style>
    <style:style style:name="T2" style:family="text">
      <style:text-properties style:font-name-complex="Calibri"/>
    </style:style>
    <style:style style:name="T3" style:family="text">
      <style:text-properties officeooo:rsid="0005773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Datenschutzkonzept für E-Learning-Verfahren</text:span></text:p>
      <text:p text:style-name="P4">gemäß § 5 Abs.1 der E-learning-Satzung </text:p>
      <text:p text:style-name="P1"/>
      <text:p text:style-name="P1"/>
      <text:p text:style-name="P1">Name des Verantwortlichen:<text:tab/><text:tab/><text:span text:style-name="T3">Sven Köppel</text:span></text:p>
      <text:p text:style-name="P1"><text:tab/><text:tab/><text:tab/><text:tab/><text:tab/><text:span text:style-name="T3">Physik eLearning-Team, unter Leitung von</text:span></text:p>
      <text:p text:style-name="P1"><text:tab/><text:tab/><text:tab/><text:tab/><text:tab/><text:span text:style-name="T3">Prof. Dr. Hans-Jürgen Lüdde</text:span></text:p>
      <text:p text:style-name="P1"/>
      <text:p text:style-name="P1">Institut / Fachbereich:<text:tab/><text:tab/><text:tab/><text:span text:style-name="T3">Institut für theoretische Physik<text:line-break/><text:tab/><text:tab/><text:tab/><text:tab/><text:tab/>Fachbereich 13 Physik</text:span></text:p>
      <text:p text:style-name="P1"/>
      <text:p text:style-name="P1">Bezeichnung des E-learning-Systems: <text:tab/><text:span text:style-name="T3">Lernplattform „PhysikOnline“ des Fachbereichs 13</text:span></text:p>
      <text:p text:style-name="P1"/>
      <text:p text:style-name="P1"/>
      <text:p text:style-name="P2">Kurzbeschreibung des Verfahrens über Zweck der Erhebung und Verwendung personenbezogener Daten: </text:p>
      <text:p text:style-name="P2"/>
      <text:p text:style-name="P5">Das ILIAS-Lernmanagamentsystme (LMS) des Fachbereichs Physik dient der Unterstützung der Dozenten der Physik bei Erfüllung ihres Lehrauftrags gemäß dem HschulG HE 2010. Das System ist größtenteils öffentlich zugänglich und damit anonym nutzbar. Zum Zwecke des Einschreibens in Veranstaltungen, zur Übungsgruppenverwaltung, Mailverkehrs und zum Bilden von Übungsgruppen ist eine Benutzerautorisierung nötig, die durch das HRZ-Benutzeraccount sichergestellt wird.</text:p>
      <text:p text:style-name="P3"/>
      <text:p text:style-name="P2"/>
      <text:p text:style-name="P1">Die Teilnehmer/ Teilnehmerinnen sind über die Erhebung und Verwendung personenbezogener <text:s/>Daten <text:s/>gemäß dem Datenschutzkonzept informiert <text:s/>worden. </text:p>
      <text:p text:style-name="P1"/>
      <text:p text:style-name="P1"/>
      <text:p text:style-name="P1"/>
      <text:p text:style-name="P1">Ort, Datum <text:tab/><text:tab/><text:tab/><text:tab/><text:tab/><text:tab/><text:tab/>Ort, Datum</text:p>
      <text:p text:style-name="P1"><text:span text:style-name="T2"><text:s/></text:span><text:tab/></text:p>
      <text:p text:style-name="P1"><text:span text:style-name="T2">………………………………………………………</text:span>.<text:tab/><text:tab/><text:tab/><text:tab/>……………………………………………………….</text:p>
      <text:p text:style-name="P1"/>
      <text:p text:style-name="P1"/>
      <text:p text:style-name="P1"/>
      <text:p text:style-name="P1"/>
      <text:p text:style-name="P1"/>
      <text:p text:style-name="P1"><text:span text:style-name="T2">………………………………………………………</text:span>.<text:tab/><text:tab/><text:tab/><text:tab/>……………………………………………………….</text:p>
      <text:p text:style-name="P1">Verantwortlicher<text:tab/><text:tab/><text:tab/><text:tab/><text:tab/><text:tab/><text:span text:style-name="T3">Prof. Dr. Joachim Stroth</text:span></text:p>
      <text:p text:style-name="P1"><text:tab/><text:tab/><text:tab/><text:tab/><text:tab/><text:tab/><text:tab/><text:tab/><text:span text:style-name="T3">Dekan </text:span>Fachbereich <text:span text:style-name="T3">13</text:span><text:tab/><text:tab/></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de" fo:country="D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style:writing-mode="lr-tb"/>
      <style:text-properties style:use-window-font-color="true" style:font-name="Calibri" fo:font-family="Calibri" style:font-family-generic="swiss" style:font-pitch="variable" fo:font-size="11pt" fo:language="de" fo:country="DE"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prechblasentext"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Absatz-Standardschriftart" style:family="text"/>
    <style:style style:name="Kopfzeile_20_Zchn" style:display-name="Kopfzeile Zchn" style:family="text" style:parent-style-name="Absatz-Standardschriftart">
      <style:text-properties fo:font-size="11pt" style:font-size-asian="11pt" style:font-size-complex="11pt"/>
    </style:style>
    <style:style style:name="Fußzeile_20_Zchn" style:display-name="Fußzeile Zchn" style:family="text" style:parent-style-name="Absatz-Standardschriftart">
      <style:text-properties fo:font-size="11pt" style:font-size-asian="11pt" style:font-size-complex="11pt"/>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49cm" fo:margin-bottom="2cm" fo:margin-left="2.499cm" fo:margin-right="2.499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page-layout>
  </office:automatic-styles>
  <office:master-styles>
    <style:master-page style:name="Standard" style:page-layout-name="Mpm1">
      <style:header>
        <text:p text:style-name="Header">Anlage 1</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ella</meta:initial-creator>
    <meta:creation-date>2014-09-22T09:30:00</meta:creation-date>
    <dc:creator>Sven </dc:creator>
    <dc:date>2014-09-25T15:47:43.563262096</dc:date>
    <meta:editing-cycles>3</meta:editing-cycles>
    <meta:generator>LibreOffice/4.2.3.3$Linux_X86_64 LibreOffice_project/420m0$Build-3</meta:generator>
    <meta:editing-duration>P0D</meta:editing-duration>
    <meta:document-statistic meta:table-count="0" meta:image-count="0" meta:object-count="0" meta:page-count="1" meta:paragraph-count="17" meta:word-count="142" meta:character-count="1280" meta:non-whitespace-character-count="1099"/>
  </office:meta>
</office:document-meta>
</file>